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f34" officeooo:paragraph-rsid="001ddf34"/>
    </style:style>
    <style:style style:name="T1" style:family="text">
      <style:text-properties officeooo:rsid="001f3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WERY DANE: LP/DATA/NR ROWERU/KOD Z APLIKACJI/KOD NA ZAPIĘCIU</text:p>
      <text:p text:style-name="P1"/>
      <text:p text:style-name="P1">PRZYPIĘTE ELEKTORNICZNIE :</text:p>
      <text:p text:style-name="P1"/>
      <text:p text:style-name="P1">1. 15.10-57470-9913-9813</text:p>
      <text:p text:style-name="P1">2. 15.10-57821-9406-9627</text:p>
      <text:p text:style-name="P1">3. 15.10-57638-3476-1671</text:p>
      <text:p text:style-name="P1">4. 15.10-57571-8283-0516</text:p>
      <text:p text:style-name="P1">5. 15.10-57753-1708-1686</text:p>
      <text:p text:style-name="P1">6. 15.10-57820-4152-5507</text:p>
      <text:p text:style-name="P1">7. 15.10-57006-6170-6170</text:p>
      <text:p text:style-name="P1">8. 30.10-57476-3247-2148</text:p>
      <text:p text:style-name="P1">9. 30.10-57854-9472-9474</text:p>
      <text:p text:style-name="P1">10. 30.10-57535-5380-5580</text:p>
      <text:p text:style-name="P1">11. 30.10-57037-7411-1953</text:p>
      <text:p text:style-name="P1">12. 30.10-57024-8085-1953</text:p>
      <text:p text:style-name="P1">13. 30.10-57674-4435-4424</text:p>
      <text:p text:style-name="P1">14. 30.10-57330-7720-7619</text:p>
      <text:p text:style-name="P1">15 30.10-57253-4822-4823</text:p>
      <text:p text:style-name="P1"/>
      <text:p text:style-name="P1">PRZYPIĘTE ŁAŃCUCHEM :</text:p>
      <text:p text:style-name="P1"/>
      <text:p text:style-name="P1">1. 15.10-57876-<text:span text:style-name="T1">5007-7250</text:span></text:p>
      <text:p text:style-name="P1">2. 15.10-57700-<text:span text:style-name="T1">1861-1751</text:span></text:p>
      <text:p text:style-name="P1">3. 15.10-57273-<text:span text:style-name="T1">9648-9604</text:span></text:p>
      <text:p text:style-name="P1">4. 15.10-57911-8369-8479</text:p>
      <text:p text:style-name="P1">5. 15.10-57785-<text:span text:style-name="T1">5191-3957</text:span></text:p>
      <text:p text:style-name="P1">6. 15.10-57446-<text:span text:style-name="T1">8771-8448</text:span></text:p>
      <text:p text:style-name="P1">7. 15.10-57681-<text:span text:style-name="T1">4448-4215</text:span></text:p>
      <text:p text:style-name="P1">8. 15.10-57984-<text:span text:style-name="T1">9916-9684</text:span></text:p>
      <text:p text:style-name="P1">9. 31.10-57100-<text:span text:style-name="T1">1322-1655</text:span></text:p>
      <text:p text:style-name="P1">10. 31.10-57113-<text:span text:style-name="T1">8758-6516</text:span></text:p>
      <text:p text:style-name="P1">11. 31.10-57407-<text:span text:style-name="T1">5842-9288</text:span></text:p>
      <text:p text:style-name="P1">12. 31.10-57365-<text:span text:style-name="T1">6158-1157</text:span></text:p>
      <text:p text:style-name="P1">13. 31.10-57200-<text:span text:style-name="T1">5329-5098</text:span></text:p>
      <text:p text:style-name="P1">14. 31.10-57624-<text:span text:style-name="T1">5519-3179</text:span></text:p>
      <text:p text:style-name="P1">15. 31.10-57955-<text:span text:style-name="T1">8211-8786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8:45:40.331276881</meta:creation-date>
    <dc:date>2018-11-03T19:03:58.880550515</dc:date>
    <meta:editing-duration>PT5M38S</meta:editing-duration>
    <meta:editing-cycles>1</meta:editing-cycles>
    <meta:document-statistic meta:table-count="0" meta:image-count="0" meta:object-count="0" meta:page-count="1" meta:paragraph-count="33" meta:word-count="74" meta:character-count="840" meta:non-whitespace-character-count="799"/>
    <meta:generator>LibreOffice/6.0.6.2$Linux_X86_64 LibreOffice_project/00m0$Build-2</meta:generator>
  </office:meta>
</office:document-meta>
</file>